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6pt" style:font-size-asian="26pt" style:font-size-complex="26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style:font-name="Liberation Serif2" fo:font-size="26pt" fo:font-weight="bold" style:font-size-asian="26pt" style:font-name-complex="Liberation Serif2" style:font-size-complex="26pt" style:font-weight-complex="bold"/>
    </style:style>
    <style:style style:name="T2" style:family="text">
      <style:text-properties fo:color="#000000" style:font-name="Liberation Serif2" fo:font-size="14pt" fo:font-weight="bold" style:font-size-asian="14pt" style:font-name-complex="Liberation Serif2" style:font-size-complex="14pt" style:font-weight-complex="bold"/>
    </style:style>
    <style:style style:name="T3" style:family="text">
      <style:text-properties fo:color="#000000" style:font-name="Liberation Serif2" fo:font-size="14pt" style:font-size-asian="14pt" style:font-name-complex="Liberation Serif2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10.585cm" svg:height="1.017cm" svg:x="2.004cm" svg:y="2.04cm">
          <draw:text-box>
            <text:p text:style-name="P1"><text:span text:style-name="T1">B</text:span><text:span text:style-name="T1">e</text:span><text:span text:style-name="T1">s</text:span><text:span text:style-name="T1">t</text:span><text:span text:style-name="T1">e</text:span><text:span text:style-name="T1">l</text:span><text:span text:style-name="T1">f</text:span><text:span text:style-name="T1">o</text:span><text:span text:style-name="T1">r</text:span><text:span text:style-name="T1">m</text:span><text:span text:style-name="T1">u</text:span><text:span text:style-name="T1">l</text:span><text:span text:style-name="T1">i</text:span><text:span text:style-name="T1">e</text:span><text:span text:style-name="T1">r</text:span><text:span text:style-name="T1"> </text:span><text:span text:style-name="T1">S</text:span><text:span text:style-name="T1">t</text:span><text:span text:style-name="T1">u</text:span><text:span text:style-name="T1">d</text:span><text:span text:style-name="T1">i</text:span><text:span text:style-name="T1">o</text:span><text:span text:style-name="T1">r</text:span><text:span text:style-name="T1">u</text:span><text:span text:style-name="T1">m</text:span></text:p>
          </draw:text-box>
        </draw:frame>
        <draw:frame draw:style-name="gr2" draw:text-style-name="P3" draw:layer="layout" svg:width="8.333cm" svg:height="0.547cm" svg:x="2.004cm" svg:y="4.132cm">
          <draw:text-box>
            <text:p text:style-name="P1"><text:span text:style-name="T2">Vul per product het gewenste aantal in.</text:span></text:p>
          </draw:text-box>
        </draw:frame>
        <draw:frame draw:style-name="gr2" draw:text-style-name="P3" draw:layer="layout" svg:width="6.64cm" svg:height="0.547cm" svg:x="2.004cm" svg:y="5.268cm">
          <draw:text-box>
            <text:p text:style-name="P1"><text:span text:style-name="T3">Foutloos Rekenen Opgavenboek:</text:span></text:p>
          </draw:text-box>
        </draw:frame>
        <draw:frame draw:style-name="gr2" draw:text-style-name="P3" draw:layer="layout" svg:width="5.95cm" svg:height="0.547cm" svg:x="2.004cm" svg:y="6.972cm">
          <draw:text-box>
            <text:p text:style-name="P1"><text:span text:style-name="T3">Foutloos Rekenen Toetsboek:</text:span></text:p>
          </draw:text-box>
        </draw:frame>
        <draw:frame draw:style-name="gr2" draw:text-style-name="P3" draw:layer="layout" svg:width="7.33cm" svg:height="0.547cm" svg:x="2.004cm" svg:y="8.676cm">
          <draw:text-box>
            <text:p text:style-name="P1"><text:span text:style-name="T3">Foutloos Rekenen Antwoordenboek:</text:span></text:p>
          </draw:text-box>
        </draw:frame>
        <draw:frame draw:style-name="gr2" draw:text-style-name="P3" draw:layer="layout" svg:width="2.902cm" svg:height="0.547cm" svg:x="2.004cm" svg:y="10.38cm">
          <draw:text-box>
            <text:p text:style-name="P1"><text:span text:style-name="T3">Grip op Tekst:</text:span></text:p>
          </draw:text-box>
        </draw:frame>
        <draw:frame draw:style-name="gr2" draw:text-style-name="P3" draw:layer="layout" svg:width="13.718cm" svg:height="0.547cm" svg:x="2.004cm" svg:y="13.787cm">
          <draw:text-box>
            <text:p text:style-name="P1"><text:span text:style-name="T3">Vul dit formulier in en mail het naar peter@mathematischinstituut.nl</text:span></text:p>
          </draw:text-box>
        </draw:frame>
        <draw:control draw:style-name="standard" draw:text-style-name="P4" draw:layer="controls" svg:width="8.509cm" svg:height="1.016cm" svg:x="9.493cm" svg:y="5.048cm" draw:control="control1"/>
        <draw:control draw:style-name="standard" draw:text-style-name="P4" draw:layer="controls" svg:width="8.509cm" svg:height="1.016cm" svg:x="9.493cm" svg:y="6.445cm" draw:control="control2"/>
        <draw:control draw:style-name="standard" draw:text-style-name="P4" draw:layer="controls" svg:width="8.509cm" svg:height="1.016cm" svg:x="9.493cm" svg:y="8.223cm" draw:control="control3"/>
        <draw:control draw:style-name="standard" draw:text-style-name="P4" draw:layer="controls" svg:width="8.509cm" svg:height="1.016cm" svg:x="9.493cm" svg:y="10.001cm" draw:control="control4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3cm" fo:margin-left="2cm" fo:margin-right="2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4T11:47:59.068539206</dc:date>
    <meta:editing-duration>PT1M58S</meta:editing-duration>
    <meta:editing-cycles>1</meta:editing-cycles>
    <meta:document-statistic meta:object-count="11"/>
    <meta:generator>LibreOffice/6.4.7.2$Linux_X86_64 LibreOffice_project/40$Build-2</meta:generator>
  </office:meta>
</office:document-meta>
</file>